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Job_20_responsibilities" style:list-style-name="L1"/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Work Experience</text:title><text:variable-set text:name="WORK_VERBOSE" text:display="none" text:formula="ooow:1" office:value-type="float" office:value="1" style:data-style-name="N0"/></text:h>
      <text:p text:style-name="Workplace_20_description"><text:tab/>Aug, 2009 ― Mar, 2010<text:tab/>Custom Exteriors of Wisconsin, Inc.</text:p>
      <text:p text:style-name="Job_20_title">Database Development and Management Specialist</text:p>
      <text:p text:style-name="Skills_20_used"><text:tab/>Development Skills:<text:tab/>AJAX, CSS, Database Design, HTML, JavaScript, MySQL, Perl, PHP, Technical Writing</text:p>
      <text:p text:style-name="Skills_20_used"><text:tab/>UNIX Admin Skills:<text:tab/>Apache, Firewalls, Virtual Hosting, VPN</text:p>
      <text:list xml:id="list746309025" text:style-name="L1">
        <text:list-item>
          <text:p text:style-name="P1"><text:hidden-paragraph text:condition="ooow:!WORK_VERBOSE"/>Supervised the upgrade and implementation of the company's existing MySQL database</text:p>
        </text:list-item>
        <text:list-item>
          <text:p text:style-name="P1"><text:hidden-paragraph text:condition="ooow:!WORK_VERBOSE"/>Oversaw the development of a comprehensive intranet-based PHP data entry interface for internal company use</text:p>
        </text:list-item>
        <text:list-item>
          <text:p text:style-name="P1"><text:hidden-paragraph text:condition="ooow:!WORK_VERBOSE"/>Wrote and revised technical manuals and employee training programs for the new software infrastructure</text:p>
        </text:list-item>
      </text:list>
      <text:p text:style-name="Workplace_20_description"><text:tab/>Mar, 2009 ― Aug, 2009<text:tab/>Winner, Wixson &amp; Pernitz</text:p>
      <text:p text:style-name="Job_20_title">Accounting Data Management Specialist</text:p>
      <text:p text:style-name="Skills_20_used"><text:tab/>Development Skills:<text:tab/>Perl, Shell</text:p>
      <text:p text:style-name="Skills_20_used"><text:tab/>UNIX Admin Skills:<text:tab/>Sendmail, VPN</text:p>
      <text:list xml:id="list1899449416" text:continue-numbering="true" text:style-name="L1">
        <text:list-item>
          <text:p text:style-name="P1"><text:hidden-paragraph text:condition="ooow:!WORK_VERBOSE"/>Responsible for the entry and management of thousands of invoices and hand-written work, quickly finding and correcting problems that arose, overseeing billing and mailing operations</text:p>
        </text:list-item>
        <text:list-item>
          <text:p text:style-name="P1"><text:hidden-paragraph text:condition="ooow:!WORK_VERBOSE"/>Managed a complex database of financial information of hundreds of legal clients</text:p>
        </text:list-item>
        <text:list-item>
          <text:p text:style-name="P1"><text:hidden-paragraph text:condition="ooow:!WORK_VERBOSE"/>Supervised the maintenance and upgrade of client and server software and hardware for the entire office</text:p>
        </text:list-item>
        <text:list-item>
          <text:p text:style-name="P1"><text:hidden-paragraph text:condition="ooow:!WORK_VERBOSE"/>Built a replacement internal database in Microsoft Access and a Visual Basic user interface</text:p>
        </text:list-item>
      </text:list>
      <text:p text:style-name="Workplace_20_description"><text:tab/>Jan, 2009 ― Mar, 2009<text:tab/>Custom Exteriors of Wisconsin, Inc.</text:p>
      <text:p text:style-name="Job_20_title">Outside Technical Consultant</text:p>
      <text:p text:style-name="Skills_20_used"><text:tab/>Development Skills:<text:tab/>Database Design, MySQL, Perl, PHP, XML, XSLT</text:p>
      <text:p text:style-name="Skills_20_used"><text:tab/>UNIX Admin Skills:<text:tab/>Firewalls, Network Security, TCP/IP</text:p>
      <text:list xml:id="list1788399407" text:continue-numbering="true" text:style-name="L1">
        <text:list-item>
          <text:p text:style-name="P1"><text:soft-page-break/><text:hidden-paragraph text:condition="ooow:!WORK_VERBOSE"/>Oversaw the design and launch of a large-scale MySQL database to store financial and work records for thousands of customers and employees</text:p>
        </text:list-item>
      </text:list>
      <text:p text:style-name="Workplace_20_description"><text:tab/>Jul, 2008 ― Jan, 2009<text:tab/>UW-Madison EH&amp;S</text:p>
      <text:p text:style-name="Job_20_title">Web Portal Contact Training Specialist</text:p>
      <text:p text:style-name="Skills_20_used"><text:tab/>Development Skills:<text:tab/>CSS, HTML, JavaScript, Perl, XML</text:p>
      <text:p text:style-name="Skills_20_used"><text:tab/>UNIX Admin Skills:<text:tab/>Code Security, CUPS</text:p>
      <text:p text:style-name="Skills_20_used"><text:tab/>Graphic Design Skills:<text:tab/>Inkscape, Photography, The GIMP</text:p>
      <text:list xml:id="list607816327" text:continue-numbering="true" text:style-name="L1">
        <text:list-item>
          <text:p text:style-name="P1"><text:hidden-paragraph text:condition="ooow:!WORK_VERBOSE"/>Chief designer and developer of a complex website to convey a multitude of safety and medical information</text:p>
        </text:list-item>
        <text:list-item>
          <text:p text:style-name="P1"><text:hidden-paragraph text:condition="ooow:!WORK_VERBOSE"/>Supervised the design of an intuitive and sleek website layout using HTML and CSS</text:p>
        </text:list-item>
        <text:list-item>
          <text:p text:style-name="P1"><text:hidden-paragraph text:condition="ooow:!WORK_VERBOSE"/>Employed advanced graphic and video presentation techniques to a wide range of multimedia for use in a web-based setting</text:p>
        </text:list-item>
        <text:list-item>
          <text:p text:style-name="P1"><text:hidden-paragraph text:condition="ooow:!WORK_VERBOSE"/>Used digital photography and image manipulation techniques in The GIMP to convey information to a wide audience of hundreds of university workers</text:p>
        </text:list-item>
        <text:list-item>
          <text:p text:style-name="P1"><text:hidden-paragraph text:condition="ooow:!WORK_VERBOSE"/>Employed HTML, CSS and object-oriented JavaScript to create an intuitive user experience</text:p>
        </text:list-item>
      </text:list>
      <text:p text:style-name="Workplace_20_description"><text:tab/>Sep, 2005 ― Present<text:tab/>Youth Against War and Racism</text:p>
      <text:p text:style-name="Job_20_title">Political Organizer</text:p>
      <text:p text:style-name="Skills_20_used"><text:tab/>Graphic Design Skills:<text:tab/>Photography, The GIMP, Inkscape</text:p>
      <text:list xml:id="list79364716" text:continue-numbering="true" text:style-name="L1">
        <text:list-item>
          <text:p text:style-name="P1"><text:hidden-paragraph text:condition="ooow:!WORK_VERBOSE"/>Used advanced graphic design techniques to create dozens of conspicuous and eye-catching materials</text:p>
        </text:list-item>
      </text:list>
      <text:p text:style-name="Workplace_20_description"><text:tab/>Sep, 2005 ― May, 2006<text:tab/>Walgreens, Stillwater, MN</text:p>
      <text:p text:style-name="Job_20_title">Photo Technician</text:p>
      <text:p text:style-name="Workplace_20_description"><text:tab/>Feb, 2001 ― Sep, 2005<text:tab/>Walgreens, Minneapolis, MN</text:p>
      <text:p text:style-name="Job_20_title">CSR/Photo Technician</text:p>
      <text:list xml:id="list1168510581" text:continue-numbering="true" text:style-name="L1">
        <text:list-item>
          <text:p text:style-name="P1"><text:hidden-paragraph text:condition="ooow:!WORK_VERBOSE"/>Successfully maintained general retail responsibilities, including accurately counting currency and aiding customers</text:p>
        </text:list-item>
        <text:list-item>
          <text:p text:style-name="P1"><text:hidden-paragraph text:condition="ooow:!WORK_VERBOSE"/>Employed film and print development techniques on four separate machines: Gretag Master Lab Plus; Noritsu QSF-V50 Film Processor and Scanner; Noritsu QSS-35 Plus Print <text:soft-page-break/>Processor; Fujifilm Minilab-Frontier LP 70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orkplace_20_description" style:display-name="Workplace description" style:family="paragraph" style:parent-style-name="Text_20_body" style:next-style-name="Job_20_title">
      <style:paragraph-properties fo:margin-left="3in" fo:margin-right="0.75in" fo:margin-top="0.1in" fo:margin-bottom="0.0799in" fo:line-height="115%" fo:text-indent="-2.25in" style:auto-text-indent="false">
        <style:tab-stops>
          <style:tab-stop style:position="-0.25in" style:type="right"/>
          <style:tab-stop style:position="2.25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75in" fo:margin-right="0.75in" fo:text-indent="0in" style:auto-text-indent="false"/>
    </style:style>
    <style:style style:name="Skills_20_list" style:display-name="Skills list" style:family="paragraph" style:parent-style-name="Text_20_body" style:class="text">
      <style:paragraph-properties fo:margin-left="0.55in" fo:margin-right="0.75in" fo:text-align="justify" style:justify-single-word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1" style:font-size-asian="14pt" style:font-weight-asian="bold" style:font-name-complex="Tahoma" style:font-size-complex="14pt" style:font-weight-complex="bold"/>
    </style:style>
    <style:style style:name="Job_20_title" style:display-name="Job title" style:family="paragraph" style:parent-style-name="Workplace_20_description" style:master-page-name="">
      <style:paragraph-properties fo:margin-left="3.25in" fo:margin-right="0.75in" fo:margin-top="0in" fo:margin-bottom="0.0799in" fo:text-indent="-0.25in" style:auto-text-indent="false" style:page-number="auto">
        <style:tab-stops/>
      </style:paragraph-properties>
    </style:style>
    <style:style style:name="Skills_20_used" style:display-name="Skills used" style:family="paragraph" style:parent-style-name="Workplace_20_description">
      <style:paragraph-properties fo:margin-left="3in" fo:margin-right="0.75in" fo:margin-top="0in" fo:margin-bottom="0.0799in" fo:text-indent="-2.25in" style:auto-text-indent="false">
        <style:tab-stops>
          <style:tab-stop style:position="-0.25in" style:type="right"/>
        </style:tab-stops>
      </style:paragraph-properties>
    </style:style>
    <style:style style:name="Job_20_responsibilities" style:display-name="Job responsibilities" style:family="paragraph" style:parent-style-name="Skills_20_list"/>
    <style:style style:name="Bullet_20_Symbols" style:display-name="Bullet Symbols" style:family="text">
      <style:text-properties style:font-name="OpenSymbol" fo:font-size="8pt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Work Experience</dc:title>
    <dc:subject>Resume</dc:subject>
    <meta:initial-creator>Daniel Church</meta:initial-creator>
    <meta:creation-date>2008-02-27T22:46:24</meta:creation-date>
    <dc:creator>Daniel Church</dc:creator>
    <dc:date>2011-07-21T21:28:33</dc:date>
    <meta:editing-cycles>63</meta:editing-cycles>
    <meta:editing-duration>PT5H41M23S</meta:editing-duration>
    <meta:document-statistic meta:table-count="0" meta:image-count="0" meta:object-count="0" meta:page-count="3" meta:paragraph-count="0" meta:word-count="442" meta:character-count="2997" meta:non-whitespace-character-count="2578"/>
    <meta:user-defined meta:name="Info 1"/>
    <meta:user-defined meta:name="Info 2"/>
    <meta:user-defined meta:name="Info 3"/>
    <meta:user-defined meta:name="Info 4"/>
  </office:meta>
</office:document-meta>
</file>